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0.9" calcext:value-type="float">
            <text:p>10.9</text:p>
          </table:table-cell>
          <table:table-cell office:value-type="float" office:value="88.7" calcext:value-type="float">
            <text:p>88.7</text:p>
          </table:table-cell>
          <table:table-cell office:value-type="float" office:value="11.1" calcext:value-type="float">
            <text:p>11.1</text:p>
          </table:table-cell>
          <table:table-cell office:value-type="float" office:value="79.6" calcext:value-type="float">
            <text:p>79.6</text:p>
          </table:table-cell>
          <table:table-cell office:value-type="float" office:value="11.4" calcext:value-type="float">
            <text:p>11.4</text:p>
          </table:table-cell>
          <table:table-cell office:value-type="float" office:value="70.4" calcext:value-type="float">
            <text:p>7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1]-[.C2]" office:value-type="float" office:value="89.1" calcext:value-type="float">
            <text:p>89.1</text:p>
          </table:table-cell>
          <table:table-cell table:formula="of:=[.C1]-[.D2]" office:value-type="float" office:value="11.3" calcext:value-type="float">
            <text:p>11.3</text:p>
          </table:table-cell>
          <table:table-cell table:formula="of:=[.E1]-[.E2]" office:value-type="float" office:value="79.9" calcext:value-type="float">
            <text:p>79.9</text:p>
          </table:table-cell>
          <table:table-cell table:formula="of:=[.E1]-[.F2]" office:value-type="float" office:value="11.4" calcext:value-type="float">
            <text:p>11.4</text:p>
          </table:table-cell>
          <table:table-cell table:formula="of:=[.G1]-[.G2]" office:value-type="float" office:value="70.6" calcext:value-type="float">
            <text:p>70.6</text:p>
          </table:table-cell>
          <table:table-cell table:formula="of:=[.G1]-[.H2]" office:value-type="float" office:value="11.6" calcext:value-type="float">
            <text:p>11.6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POWER((1/[.C2]) + (1/[.C3]);-1)" office:value-type="float" office:value="9.7119" calcext:value-type="float">
            <text:p>9.7119</text:p>
          </table:table-cell>
          <table:table-cell table:formula="of:=POWER((1/[.D2]) + (1/[.D3]);-1)" office:value-type="float" office:value="10.0231" calcext:value-type="float">
            <text:p>10.0231</text:p>
          </table:table-cell>
          <table:table-cell table:formula="of:=POWER((1/[.E2]) + (1/[.E3]);-1)" office:value-type="float" office:value="9.74604395604396" calcext:value-type="float">
            <text:p>9.74604395604396</text:p>
          </table:table-cell>
          <table:table-cell table:formula="of:=POWER((1/[.F2]) + (1/[.F3]);-1)" office:value-type="float" office:value="9.97186813186814" calcext:value-type="float">
            <text:p>9.97186813186814</text:p>
          </table:table-cell>
          <table:table-cell table:formula="of:=POWER((1/[.G2]) + (1/[.G3]);-1)" office:value-type="float" office:value="9.81512195121951" calcext:value-type="float">
            <text:p>9.81512195121951</text:p>
          </table:table-cell>
          <table:table-cell table:formula="of:=POWER((1/[.H2]) + (1/[.H3]);-1)" office:value-type="float" office:value="9.9590243902439" calcext:value-type="float">
            <text:p>9.9590243902439</text:p>
          </table:table-cell>
          <table:table-cell table:formula="of:=AVERAGE([.C4:.H4])" office:value-type="float" office:value="9.87117640489592" calcext:value-type="float">
            <text:p>9.87117640489592</text:p>
          </table:table-cell>
          <table:table-cell table:formula="of:=STDEV([.C4:.I4])" office:value-type="float" office:value="0.119098051935448" calcext:value-type="float">
            <text:p>0.11909805193544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2" calcext:value-type="float">
            <text:p>28.2</text:p>
          </table:table-cell>
          <table:table-cell office:value-type="float" office:value="71.7" calcext:value-type="float">
            <text:p>71.7</text:p>
          </table:table-cell>
          <table:table-cell office:value-type="float" office:value="30.3" calcext:value-type="float">
            <text:p>30.3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6]-[.C7]" office:value-type="float" office:value="71.8" calcext:value-type="float">
            <text:p>71.8</text:p>
          </table:table-cell>
          <table:table-cell table:formula="of:=[.C6]-[.D7]" office:value-type="float" office:value="28.3" calcext:value-type="float">
            <text:p>28.3</text:p>
          </table:table-cell>
          <table:table-cell table:formula="of:=[.E6]-[.E7]" office:value-type="float" office:value="60.7" calcext:value-type="float">
            <text:p>60.7</text:p>
          </table:table-cell>
          <table:table-cell table:formula="of:=[.E6]-[.F7]" office:value-type="float" office:value="30.4" calcext:value-type="float">
            <text:p>30.4</text:p>
          </table:table-cell>
          <table:table-cell table:formula="of:=[.G6]-[.G7]" office:value-type="float" office:value="41" calcext:value-type="float">
            <text:p>41</text:p>
          </table:table-cell>
          <table:table-cell table:formula="of:=[.G6]-[.H7]" office:value-type="float" office:value="41" calcext:value-type="float">
            <text:p>41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POWER((1/[.C7]) + (1/[.C8]);-1)" office:value-type="float" office:value="20.2476" calcext:value-type="float">
            <text:p>20.2476</text:p>
          </table:table-cell>
          <table:table-cell table:formula="of:=POWER((1/[.D7]) + (1/[.D8]);-1)" office:value-type="float" office:value="20.2911" calcext:value-type="float">
            <text:p>20.2911</text:p>
          </table:table-cell>
          <table:table-cell table:formula="of:=POWER((1/[.E7]) + (1/[.E8]);-1)" office:value-type="float" office:value="20.2110989010989" calcext:value-type="float">
            <text:p>20.2110989010989</text:p>
          </table:table-cell>
          <table:table-cell table:formula="of:=POWER((1/[.F7]) + (1/[.F8]);-1)" office:value-type="float" office:value="20.2443956043956" calcext:value-type="float">
            <text:p>20.2443956043956</text:p>
          </table:table-cell>
          <table:table-cell table:formula="of:=POWER((1/[.G7]) + (1/[.G8]);-1)" office:value-type="float" office:value="20.5" calcext:value-type="float">
            <text:p>20.5</text:p>
          </table:table-cell>
          <table:table-cell table:formula="of:=POWER((1/[.H7]) + (1/[.H8]);-1)" office:value-type="float" office:value="20.5" calcext:value-type="float">
            <text:p>20.5</text:p>
          </table:table-cell>
          <table:table-cell table:formula="of:=AVERAGE([.C9:.H9])" office:value-type="float" office:value="20.3323657509158" calcext:value-type="float">
            <text:p>20.3323657509158</text:p>
          </table:table-cell>
          <table:table-cell table:formula="of:=STDEV([.C9:.H9])" office:value-type="float" office:value="0.132314000168017" calcext:value-type="float">
            <text:p>0.1323140001680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</text:p>
          </table:table-cell>
          <table:table-cell office:value-type="float" office:value="24.3" calcext:value-type="float">
            <text:p>24.3</text:p>
          </table:table-cell>
          <table:table-cell office:value-type="float" office:value="89.1" calcext:value-type="float">
            <text:p>89.1</text:p>
          </table:table-cell>
          <table:table-cell office:value-type="float" office:value="24.8" calcext:value-type="float">
            <text:p>24.8</text:p>
          </table:table-cell>
          <table:table-cell office:value-type="float" office:value="79.5" calcext:value-type="float">
            <text:p>79.5</text:p>
          </table:table-cell>
          <table:table-cell office:value-type="float" office:value="25.4" calcext:value-type="float">
            <text:p>25.4</text:p>
          </table:table-cell>
          <table:table-cell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12]-[.C13]" office:value-type="float" office:value="75.7" calcext:value-type="float">
            <text:p>75.7</text:p>
          </table:table-cell>
          <table:table-cell table:formula="of:=[.C12]-[.D13]" office:value-type="float" office:value="10.9" calcext:value-type="float">
            <text:p>10.9</text:p>
          </table:table-cell>
          <table:table-cell table:formula="of:=[.E12]-[.E13]" office:value-type="float" office:value="66.2" calcext:value-type="float">
            <text:p>66.2</text:p>
          </table:table-cell>
          <table:table-cell table:formula="of:=[.E12]-[.F13]" office:value-type="float" office:value="11.5" calcext:value-type="float">
            <text:p>11.5</text:p>
          </table:table-cell>
          <table:table-cell table:formula="of:=[.G12]-[.G13]" office:value-type="float" office:value="56.6" calcext:value-type="float">
            <text:p>56.6</text:p>
          </table:table-cell>
          <table:table-cell table:formula="of:=[.G12]-[.H13]" office:value-type="float" office:value="12.2" calcext:value-type="float">
            <text:p>12.2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POWER((1/[.C13]) + (1/[.C14]);-1)" office:value-type="float" office:value="18.3951" calcext:value-type="float">
            <text:p>18.3951</text:p>
          </table:table-cell>
          <table:table-cell table:formula="of:=POWER((1/[.D13]) + (1/[.D14]);-1)" office:value-type="float" office:value="9.7119" calcext:value-type="float">
            <text:p>9.7119</text:p>
          </table:table-cell>
          <table:table-cell table:formula="of:=POWER((1/[.E13]) + (1/[.E14]);-1)" office:value-type="float" office:value="18.0413186813187" calcext:value-type="float">
            <text:p>18.0413186813187</text:p>
          </table:table-cell>
          <table:table-cell table:formula="of:=POWER((1/[.F13]) + (1/[.F14]);-1)" office:value-type="float" office:value="10.0467032967033" calcext:value-type="float">
            <text:p>10.0467032967033</text:p>
          </table:table-cell>
          <table:table-cell table:formula="of:=POWER((1/[.G13]) + (1/[.G14]);-1)" office:value-type="float" office:value="17.5321951219512" calcext:value-type="float">
            <text:p>17.5321951219512</text:p>
          </table:table-cell>
          <table:table-cell table:formula="of:=POWER((1/[.H13]) + (1/[.H14]);-1)" office:value-type="float" office:value="10.3848780487805" calcext:value-type="float">
            <text:p>10.3848780487805</text:p>
          </table:table-cell>
          <table:table-cell table:formula="of:=AVERAGE([.C15:.H15])" office:value-type="float" office:value="14.0186825247923" calcext:value-type="float">
            <text:p>14.0186825247923</text:p>
          </table:table-cell>
          <table:table-cell table:formula="of:=STDEV([.C15:.H15])" office:value-type="float" office:value="4.36368954004754" calcext:value-type="float">
            <text:p>4.36368954004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POWER((1/[.C15]) + (1/[.$I$4]) - ([.$B$11]/([.C15]*[.$I$4]));-1)" office:value-type="float" office:value="8.1549907035994" calcext:value-type="float">
            <text:p>8.1549907035994</text:p>
          </table:table-cell>
          <table:table-cell table:formula="of:=POWER((1/[.D15]) + (1/[.$I$4]) - ([.$B$11]/([.D15]*[.$I$4]));-1)" office:value-type="float" office:value="7.05789139875219" calcext:value-type="float">
            <text:p>7.05789139875219</text:p>
          </table:table-cell>
          <table:table-cell table:formula="of:=POWER((1/[.E15]) + (1/[.$I$4]) - ([.$B$11]/([.E15]*[.$I$4]));-1)" office:value-type="float" office:value="8.12728256547465" calcext:value-type="float">
            <text:p>8.12728256547465</text:p>
          </table:table-cell>
          <table:table-cell table:formula="of:=POWER((1/[.F15]) + (1/[.$I$4]) - ([.$B$11]/([.F15]*[.$I$4]));-1)" office:value-type="float" office:value="7.12556672824326" calcext:value-type="float">
            <text:p>7.12556672824326</text:p>
          </table:table-cell>
          <table:table-cell table:formula="of:=POWER((1/[.G15]) + (1/[.$I$4]) - ([.$B$11]/([.G15]*[.$I$4]));-1)" office:value-type="float" office:value="8.08580043554146" calcext:value-type="float">
            <text:p>8.08580043554146</text:p>
          </table:table-cell>
          <table:table-cell table:formula="of:=POWER((1/[.H15]) + (1/[.$I$4]) - ([.$B$11]/([.H15]*[.$I$4]));-1)" office:value-type="float" office:value="7.19069666126364" calcext:value-type="float">
            <text:p>7.19069666126364</text:p>
          </table:table-cell>
          <table:table-cell table:formula="of:=AVERAGE([.C16:.H16])" office:value-type="float" office:value="7.62370474881243" calcext:value-type="float">
            <text:p>7.62370474881243</text:p>
          </table:table-cell>
          <table:table-cell table:formula="of:=STDEV([.C16:.H16])" office:value-type="float" office:value="0.548665662386009" calcext:value-type="float">
            <text:p>0.5486656623860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</text:p>
          </table:table-cell>
          <table:table-cell office:value-type="float" office:value="18.1" calcext:value-type="float">
            <text:p>18.1</text:p>
          </table:table-cell>
          <table:table-cell office:value-type="float" office:value="90.7" calcext:value-type="float">
            <text:p>90.7</text:p>
          </table:table-cell>
          <table:table-cell office:value-type="float" office:value="18.2" calcext:value-type="float">
            <text:p>18.2</text:p>
          </table:table-cell>
          <table:table-cell office:value-type="float" office:value="81.4" calcext:value-type="float">
            <text:p>81.4</text:p>
          </table:table-cell>
          <table:table-cell office:value-type="float" office:value="18.2" calcext:value-type="float">
            <text:p>18.2</text:p>
          </table:table-cell>
          <table:table-cell office:value-type="float" office:value="71.9" calcext:value-type="float">
            <text:p>71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19]-[.C20]" office:value-type="float" office:value="81.9" calcext:value-type="float">
            <text:p>81.9</text:p>
          </table:table-cell>
          <table:table-cell table:formula="of:=[.C19]-[.D20]" office:value-type="float" office:value="9.3" calcext:value-type="float">
            <text:p>9.3</text:p>
          </table:table-cell>
          <table:table-cell table:formula="of:=[.E19]-[.E20]" office:value-type="float" office:value="72.8" calcext:value-type="float">
            <text:p>72.8</text:p>
          </table:table-cell>
          <table:table-cell table:formula="of:=[.E19]-[.F20]" office:value-type="float" office:value="9.59999999999999" calcext:value-type="float">
            <text:p>9.59999999999999</text:p>
          </table:table-cell>
          <table:table-cell table:formula="of:=[.G19]-[.G20]" office:value-type="float" office:value="63.8" calcext:value-type="float">
            <text:p>63.8</text:p>
          </table:table-cell>
          <table:table-cell table:formula="of:=[.G19]-[.H20]" office:value-type="float" office:value="10.1" calcext:value-type="float">
            <text:p>10.1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POWER((1/[.C20]) + (1/[.C21]);-1)" office:value-type="float" office:value="14.8239" calcext:value-type="float">
            <text:p>14.8239</text:p>
          </table:table-cell>
          <table:table-cell table:formula="of:=POWER((1/[.D20]) + (1/[.D21]);-1)" office:value-type="float" office:value="8.4351" calcext:value-type="float">
            <text:p>8.4351</text:p>
          </table:table-cell>
          <table:table-cell table:formula="of:=POWER((1/[.E20]) + (1/[.E21]);-1)" office:value-type="float" office:value="14.56" calcext:value-type="float">
            <text:p>14.56</text:p>
          </table:table-cell>
          <table:table-cell table:formula="of:=POWER((1/[.F20]) + (1/[.F21]);-1)" office:value-type="float" office:value="8.58725274725274" calcext:value-type="float">
            <text:p>8.58725274725274</text:p>
          </table:table-cell>
          <table:table-cell table:formula="of:=POWER((1/[.G20]) + (1/[.G21]);-1)" office:value-type="float" office:value="14.160487804878" calcext:value-type="float">
            <text:p>14.160487804878</text:p>
          </table:table-cell>
          <table:table-cell table:formula="of:=POWER((1/[.H20]) + (1/[.H21]);-1)" office:value-type="float" office:value="8.85597560975609" calcext:value-type="float">
            <text:p>8.85597560975609</text:p>
          </table:table-cell>
          <table:table-cell table:formula="of:=AVERAGE([.C22:.H22])" office:value-type="float" office:value="11.5704526936478" calcext:value-type="float">
            <text:p>11.5704526936478</text:p>
          </table:table-cell>
          <table:table-cell table:formula="of:=STDEV([.C22:.H22])" office:value-type="float" office:value="3.23508573680027" calcext:value-type="float">
            <text:p>3.23508573680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formula="of:=POWER((1/[.C22]) + (1/[.$I$4]) - ([.$B$11]/([.C22]*[.$I$4]));-1)" office:value-type="float" office:value="7.82715880584556" calcext:value-type="float">
            <text:p>7.82715880584556</text:p>
          </table:table-cell>
          <table:table-cell table:formula="of:=POWER((1/[.D22]) + (1/[.$I$4]) - ([.$B$11]/([.D22]*[.$I$4]));-1)" office:value-type="float" office:value="6.76600763329286" calcext:value-type="float">
            <text:p>6.76600763329286</text:p>
          </table:table-cell>
          <table:table-cell table:formula="of:=POWER((1/[.E22]) + (1/[.$I$4]) - ([.$B$11]/([.E22]*[.$I$4]));-1)" office:value-type="float" office:value="7.79789229390191" calcext:value-type="float">
            <text:p>7.79789229390191</text:p>
          </table:table-cell>
          <table:table-cell table:formula="of:=POWER((1/[.F22]) + (1/[.$I$4]) - ([.$B$11]/([.F22]*[.$I$4]));-1)" office:value-type="float" office:value="6.80393054905639" calcext:value-type="float">
            <text:p>6.80393054905639</text:p>
          </table:table-cell>
          <table:table-cell table:formula="of:=POWER((1/[.G22]) + (1/[.$I$4]) - ([.$B$11]/([.G22]*[.$I$4]));-1)" office:value-type="float" office:value="7.75195630725872" calcext:value-type="float">
            <text:p>7.75195630725872</text:p>
          </table:table-cell>
          <table:table-cell table:formula="of:=POWER((1/[.H22]) + (1/[.$I$4]) - ([.$B$11]/([.H22]*[.$I$4]));-1)" office:value-type="float" office:value="6.86869280579959" calcext:value-type="float">
            <text:p>6.86869280579959</text:p>
          </table:table-cell>
          <table:table-cell table:formula="of:=AVERAGE([.C23:.H23])" office:value-type="float" office:value="7.3026063991925" calcext:value-type="float">
            <text:p>7.3026063991925</text:p>
          </table:table-cell>
          <table:table-cell table:formula="of:=STDEV([.C23:.H23])" office:value-type="float" office:value="0.538010321519555" calcext:value-type="float">
            <text:p>0.5380103215195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</text:p>
          </table:table-cell>
          <table:table-cell office:value-type="float" office:value="16.5" calcext:value-type="float">
            <text:p>16.5</text:p>
          </table:table-cell>
          <table:table-cell office:value-type="float" office:value="91" calcext:value-type="float">
            <text:p>91</text:p>
          </table:table-cell>
          <table:table-cell office:value-type="float" office:value="16.2" calcext:value-type="float">
            <text:p>16.2</text:p>
          </table:table-cell>
          <table:table-cell office:value-type="float" office:value="81.8" calcext:value-type="float">
            <text:p>81.8</text:p>
          </table:table-cell>
          <table:table-cell office:value-type="float" office:value="16.9" calcext:value-type="float">
            <text:p>16.9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26]-[.C27]" office:value-type="float" office:value="83.5" calcext:value-type="float">
            <text:p>83.5</text:p>
          </table:table-cell>
          <table:table-cell table:formula="of:=[.C26]-[.D27]" office:value-type="float" office:value="9" calcext:value-type="float">
            <text:p>9</text:p>
          </table:table-cell>
          <table:table-cell table:formula="of:=[.E26]-[.E27]" office:value-type="float" office:value="74.8" calcext:value-type="float">
            <text:p>74.8</text:p>
          </table:table-cell>
          <table:table-cell table:formula="of:=[.E26]-[.F27]" office:value-type="float" office:value="9.2" calcext:value-type="float">
            <text:p>9.2</text:p>
          </table:table-cell>
          <table:table-cell table:formula="of:=[.G26]-[.G27]" office:value-type="float" office:value="65.1" calcext:value-type="float">
            <text:p>65.1</text:p>
          </table:table-cell>
          <table:table-cell table:formula="of:=[.G26]-[.H27]" office:value-type="float" office:value="9.5" calcext:value-type="float">
            <text:p>9.5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POWER((1/[.C27]) + (1/[.C28]);-1)" office:value-type="float" office:value="13.7775" calcext:value-type="float">
            <text:p>13.7775</text:p>
          </table:table-cell>
          <table:table-cell table:formula="of:=POWER((1/[.D27]) + (1/[.D28]);-1)" office:value-type="float" office:value="8.19" calcext:value-type="float">
            <text:p>8.19</text:p>
          </table:table-cell>
          <table:table-cell table:formula="of:=POWER((1/[.E27]) + (1/[.E28]);-1)" office:value-type="float" office:value="13.316043956044" calcext:value-type="float">
            <text:p>13.316043956044</text:p>
          </table:table-cell>
          <table:table-cell table:formula="of:=POWER((1/[.F27]) + (1/[.F28]);-1)" office:value-type="float" office:value="8.26989010989011" calcext:value-type="float">
            <text:p>8.26989010989011</text:p>
          </table:table-cell>
          <table:table-cell table:formula="of:=POWER((1/[.G27]) + (1/[.G28]);-1)" office:value-type="float" office:value="13.4169512195122" calcext:value-type="float">
            <text:p>13.4169512195122</text:p>
          </table:table-cell>
          <table:table-cell table:formula="of:=POWER((1/[.H27]) + (1/[.H28]);-1)" office:value-type="float" office:value="8.39939024390244" calcext:value-type="float">
            <text:p>8.39939024390244</text:p>
          </table:table-cell>
          <table:table-cell table:formula="of:=AVERAGE([.C29:.H29])" office:value-type="float" office:value="10.8949625882248" calcext:value-type="float">
            <text:p>10.8949625882248</text:p>
          </table:table-cell>
          <table:table-cell table:formula="of:=STDEV([.C29:.H29])" office:value-type="float" office:value="2.8624043397878" calcext:value-type="float">
            <text:p>2.8624043397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formula="of:=POWER((1/[.C29]) + (1/[.$I$4]) - ([.$B$11]/([.C29]*[.$I$4]));-1)" office:value-type="float" office:value="7.70596784701235" calcext:value-type="float">
            <text:p>7.70596784701235</text:p>
          </table:table-cell>
          <table:table-cell table:formula="of:=POWER((1/[.D29]) + (1/[.$I$4]) - ([.$B$11]/([.D29]*[.$I$4]));-1)" office:value-type="float" office:value="6.70290625409315" calcext:value-type="float">
            <text:p>6.70290625409315</text:p>
          </table:table-cell>
          <table:table-cell table:formula="of:=POWER((1/[.E29]) + (1/[.$I$4]) - ([.$B$11]/([.E29]*[.$I$4]));-1)" office:value-type="float" office:value="7.64783462043597" calcext:value-type="float">
            <text:p>7.64783462043597</text:p>
          </table:table-cell>
          <table:table-cell table:formula="of:=POWER((1/[.F29]) + (1/[.$I$4]) - ([.$B$11]/([.F29]*[.$I$4]));-1)" office:value-type="float" office:value="6.72375396547015" calcext:value-type="float">
            <text:p>6.72375396547015</text:p>
          </table:table-cell>
          <table:table-cell table:formula="of:=POWER((1/[.G29]) + (1/[.$I$4]) - ([.$B$11]/([.G29]*[.$I$4]));-1)" office:value-type="float" office:value="7.6608118114944" calcext:value-type="float">
            <text:p>7.6608118114944</text:p>
          </table:table-cell>
          <table:table-cell table:formula="of:=POWER((1/[.H29]) + (1/[.$I$4]) - ([.$B$11]/([.H29]*[.$I$4]));-1)" office:value-type="float" office:value="6.75697098301831" calcext:value-type="float">
            <text:p>6.75697098301831</text:p>
          </table:table-cell>
          <table:table-cell table:formula="of:=AVERAGE([.C30:.H30])" office:value-type="float" office:value="7.19970758025406" calcext:value-type="float">
            <text:p>7.19970758025406</text:p>
          </table:table-cell>
          <table:table-cell table:formula="of:=STDEV([.C30:.H30])" office:value-type="float" office:value="0.517512030689361" calcext:value-type="float">
            <text:p>0.51751203068936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0.9" calcext:value-type="float">
            <text:p>10.9</text:p>
          </table:table-cell>
          <table:table-cell office:value-type="float" office:value="88.7" calcext:value-type="float">
            <text:p>88.7</text:p>
          </table:table-cell>
          <table:table-cell office:value-type="float" office:value="11.1" calcext:value-type="float">
            <text:p>11.1</text:p>
          </table:table-cell>
          <table:table-cell office:value-type="float" office:value="79.6" calcext:value-type="float">
            <text:p>79.6</text:p>
          </table:table-cell>
          <table:table-cell office:value-type="float" office:value="11.4" calcext:value-type="float">
            <text:p>11.4</text:p>
          </table:table-cell>
          <table:table-cell office:value-type="float" office:value="70.4" calcext:value-type="float">
            <text:p>7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formula="of:=[.C34]-[.D35]" office:value-type="float" office:value="11.3" calcext:value-type="float">
            <text:p>11.3</text:p>
          </table:table-cell>
          <table:table-cell/>
          <table:table-cell table:formula="of:=[.E34]-[.F35]" office:value-type="float" office:value="11.4" calcext:value-type="float">
            <text:p>11.4</text:p>
          </table:table-cell>
          <table:table-cell/>
          <table:table-cell table:formula="of:=[.G34]-[.H35]"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34]-[.C35]-[.D36]" office:value-type="float" office:value="77.8" calcext:value-type="float">
            <text:p>77.8</text:p>
          </table:table-cell>
          <table:table-cell/>
          <table:table-cell table:formula="of:=[.E34]-[.E35]-[.F36]" office:value-type="float" office:value="68.5" calcext:value-type="float">
            <text:p>68.5</text:p>
          </table:table-cell>
          <table:table-cell/>
          <table:table-cell table:formula="of:=[.G34]-[.G35]-[.H36]" office:value-type="float" office:value="59" calcext:value-type="float">
            <text:p>59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([.C34]^2-[.C37]^2)/(4*[.C34])" office:value-type="float" office:value="9.8679" calcext:value-type="float">
            <text:p>9.8679</text:p>
          </table:table-cell>
          <table:table-cell/>
          <table:table-cell table:formula="of:=([.E34]^2-[.E37]^2)/(4*[.E34])" office:value-type="float" office:value="9.8592032967033" calcext:value-type="float">
            <text:p>9.8592032967033</text:p>
          </table:table-cell>
          <table:table-cell/>
          <table:table-cell table:formula="of:=([.G34]^2-[.G37]^2)/(4*[.G34])" office:value-type="float" office:value="9.88719512195122" calcext:value-type="float">
            <text:p>9.88719512195122</text:p>
          </table:table-cell>
          <table:table-cell/>
          <table:table-cell table:formula="of:=AVERAGE([.C38:.H38])" office:value-type="float" office:value="9.87143280621817" calcext:value-type="float">
            <text:p>9.87143280621817</text:p>
          </table:table-cell>
          <table:table-cell table:formula="of:=STDEV([.C38:.I38])" office:value-type="float" office:value="0.011697467247483" calcext:value-type="float">
            <text:p>0.01169746724748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float" office:value="28.2" calcext:value-type="float">
            <text:p>28.2</text:p>
          </table:table-cell>
          <table:table-cell office:value-type="float" office:value="71.7" calcext:value-type="float">
            <text:p>71.7</text:p>
          </table:table-cell>
          <table:table-cell office:value-type="float" office:value="30.3" calcext:value-type="float">
            <text:p>30.3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formula="of:=[.C40]-[.D41]" office:value-type="float" office:value="28.3" calcext:value-type="float">
            <text:p>28.3</text:p>
          </table:table-cell>
          <table:table-cell/>
          <table:table-cell table:formula="of:=[.E40]-[.F41]" office:value-type="float" office:value="30.4" calcext:value-type="float">
            <text:p>30.4</text:p>
          </table:table-cell>
          <table:table-cell/>
          <table:table-cell table:formula="of:=[.G40]-[.H41]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40]-[.C41]-[.D42]" office:value-type="float" office:value="43.5" calcext:value-type="float">
            <text:p>43.5</text:p>
          </table:table-cell>
          <table:table-cell/>
          <table:table-cell table:formula="of:=[.E40]-[.E41]-[.F42]" office:value-type="float" office:value="30.3" calcext:value-type="float">
            <text:p>30.3</text:p>
          </table:table-cell>
          <table:table-cell/>
          <table:table-cell table:formula="of:=[.G40]-[.G41]-[.H42]" office:value-type="float" office:value="0" calcext:value-type="float">
            <text:p>0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([.C40]^2-[.C43]^2)/(4*[.C40])" office:value-type="float" office:value="20.269375" calcext:value-type="float">
            <text:p>20.269375</text:p>
          </table:table-cell>
          <table:table-cell/>
          <table:table-cell table:formula="of:=([.E40]^2-[.E43]^2)/(4*[.E40])" office:value-type="float" office:value="20.2277747252747" calcext:value-type="float">
            <text:p>20.2277747252747</text:p>
          </table:table-cell>
          <table:table-cell/>
          <table:table-cell table:formula="of:=([.G40]^2-[.G43]^2)/(4*[.G40])" office:value-type="float" office:value="20.5" calcext:value-type="float">
            <text:p>20.5</text:p>
          </table:table-cell>
          <table:table-cell/>
          <table:table-cell table:formula="of:=AVERAGE([.C44:.H44])" office:value-type="float" office:value="20.3323832417582" calcext:value-type="float">
            <text:p>20.3323832417582</text:p>
          </table:table-cell>
          <table:table-cell table:formula="of:=STDEV([.C44:.I44])" office:value-type="float" office:value="0.119733534558791" calcext:value-type="float">
            <text:p>0.11973353455879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</text:p>
          </table:table-cell>
          <table:table-cell office:value-type="float" office:value="24.3" calcext:value-type="float">
            <text:p>24.3</text:p>
          </table:table-cell>
          <table:table-cell office:value-type="float" office:value="89.1" calcext:value-type="float">
            <text:p>89.1</text:p>
          </table:table-cell>
          <table:table-cell office:value-type="float" office:value="24.8" calcext:value-type="float">
            <text:p>24.8</text:p>
          </table:table-cell>
          <table:table-cell office:value-type="float" office:value="79.5" calcext:value-type="float">
            <text:p>79.5</text:p>
          </table:table-cell>
          <table:table-cell office:value-type="float" office:value="25.4" calcext:value-type="float">
            <text:p>25.4</text:p>
          </table:table-cell>
          <table:table-cell office:value-type="float" office:value="69.8" calcext:value-type="float">
            <text:p>6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formula="of:=[.C46]-[.D47]" office:value-type="float" office:value="10.9" calcext:value-type="float">
            <text:p>10.9</text:p>
          </table:table-cell>
          <table:table-cell/>
          <table:table-cell table:formula="of:=[.E46]-[.F47]" office:value-type="float" office:value="11.5" calcext:value-type="float">
            <text:p>11.5</text:p>
          </table:table-cell>
          <table:table-cell/>
          <table:table-cell table:formula="of:=[.G46]-[.H47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46]-[.C47]-[.D48]" office:value-type="float" office:value="64.8" calcext:value-type="float">
            <text:p>64.8</text:p>
          </table:table-cell>
          <table:table-cell/>
          <table:table-cell table:formula="of:=[.E46]-[.E47]-[.F48]" office:value-type="float" office:value="54.7" calcext:value-type="float">
            <text:p>54.7</text:p>
          </table:table-cell>
          <table:table-cell/>
          <table:table-cell table:formula="of:=[.G46]-[.G47]-[.H48]" office:value-type="float" office:value="44.4" calcext:value-type="float">
            <text:p>44.4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([.C46]^2-[.C49]^2)/(4*[.C46])" office:value-type="float" office:value="14.5024" calcext:value-type="float">
            <text:p>14.5024</text:p>
          </table:table-cell>
          <table:table-cell/>
          <table:table-cell table:formula="of:=([.E46]^2-[.E49]^2)/(4*[.E46])" office:value-type="float" office:value="14.5299725274725" calcext:value-type="float">
            <text:p>14.5299725274725</text:p>
          </table:table-cell>
          <table:table-cell/>
          <table:table-cell table:formula="of:=([.G46]^2-[.G49]^2)/(4*[.G46])" office:value-type="float" office:value="14.489756097561" calcext:value-type="float">
            <text:p>14.489756097561</text:p>
          </table:table-cell>
          <table:table-cell/>
          <table:table-cell table:formula="of:=AVERAGE([.C50:.H50])" office:value-type="float" office:value="14.5073762083445" calcext:value-type="float">
            <text:p>14.5073762083445</text:p>
          </table:table-cell>
          <table:table-cell table:formula="of:=STDEV([.C50:.I50])" office:value-type="float" office:value="0.0167911146309307" calcext:value-type="float">
            <text:p>0.0167911146309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formula="of:=((1/[.C50])+(1/[.$I$38])-(6/([.C50]*[.$I$38])))^-1" office:value-type="float" office:value="7.79148632943093" calcext:value-type="float">
            <text:p>7.79148632943093</text:p>
          </table:table-cell>
          <table:table-cell/>
          <table:table-cell table:formula="of:=((1/[.E50])+(1/[.$I$38])-(6/([.E50]*[.$I$38])))^-1" office:value-type="float" office:value="7.79460290560175" calcext:value-type="float">
            <text:p>7.79460290560175</text:p>
          </table:table-cell>
          <table:table-cell/>
          <table:table-cell table:formula="of:=((1/[.G50])+(1/[.$I$38])-(6/([.G50]*[.$I$38])))^-1" office:value-type="float" office:value="7.79005403436177" calcext:value-type="float">
            <text:p>7.79005403436177</text:p>
          </table:table-cell>
          <table:table-cell/>
          <table:table-cell table:formula="of:=AVERAGE([.C51:.H51])" office:value-type="float" office:value="7.79204775646482" calcext:value-type="float">
            <text:p>7.79204775646482</text:p>
          </table:table-cell>
          <table:table-cell table:formula="of:=STDEV([.C51:.I51])" office:value-type="float" office:value="0.00189902740462469" calcext:value-type="float">
            <text:p>0.001899027404624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</text:p>
          </table:table-cell>
          <table:table-cell office:value-type="float" office:value="18.1" calcext:value-type="float">
            <text:p>18.1</text:p>
          </table:table-cell>
          <table:table-cell office:value-type="float" office:value="90.7" calcext:value-type="float">
            <text:p>90.7</text:p>
          </table:table-cell>
          <table:table-cell office:value-type="float" office:value="18.2" calcext:value-type="float">
            <text:p>18.2</text:p>
          </table:table-cell>
          <table:table-cell office:value-type="float" office:value="81.4" calcext:value-type="float">
            <text:p>81.4</text:p>
          </table:table-cell>
          <table:table-cell office:value-type="float" office:value="18.2" calcext:value-type="float">
            <text:p>18.2</text:p>
          </table:table-cell>
          <table:table-cell office:value-type="float" office:value="71.9" calcext:value-type="float">
            <text:p>71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formula="of:=[.C53]-[.D54]" office:value-type="float" office:value="9.3" calcext:value-type="float">
            <text:p>9.3</text:p>
          </table:table-cell>
          <table:table-cell/>
          <table:table-cell table:formula="of:=[.E53]-[.F54]" office:value-type="float" office:value="9.59999999999999" calcext:value-type="float">
            <text:p>9.59999999999999</text:p>
          </table:table-cell>
          <table:table-cell/>
          <table:table-cell table:formula="of:=[.G53]-[.H54]"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53]-[.C54]-[.D55]" office:value-type="float" office:value="72.6" calcext:value-type="float">
            <text:p>72.6</text:p>
          </table:table-cell>
          <table:table-cell/>
          <table:table-cell table:formula="of:=[.E53]-[.E54]-[.F55]" office:value-type="float" office:value="63.2" calcext:value-type="float">
            <text:p>63.2</text:p>
          </table:table-cell>
          <table:table-cell/>
          <table:table-cell table:formula="of:=[.G53]-[.G54]-[.H55]" office:value-type="float" office:value="53.7" calcext:value-type="float">
            <text:p>53.7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([.C53]^2-[.C56]^2)/(4*[.C53])" office:value-type="float" office:value="11.8231" calcext:value-type="float">
            <text:p>11.8231</text:p>
          </table:table-cell>
          <table:table-cell/>
          <table:table-cell table:formula="of:=([.E53]^2-[.E56]^2)/(4*[.E53])" office:value-type="float" office:value="11.7768131868132" calcext:value-type="float">
            <text:p>11.7768131868132</text:p>
          </table:table-cell>
          <table:table-cell/>
          <table:table-cell table:formula="of:=([.G53]^2-[.G56]^2)/(4*[.G53])" office:value-type="float" office:value="11.708262195122" calcext:value-type="float">
            <text:p>11.708262195122</text:p>
          </table:table-cell>
          <table:table-cell/>
          <table:table-cell table:formula="of:=AVERAGE([.C57:.H57])" office:value-type="float" office:value="11.7693917939784" calcext:value-type="float">
            <text:p>11.7693917939784</text:p>
          </table:table-cell>
          <table:table-cell table:formula="of:=STDEV([.C57:.I57])" office:value-type="float" office:value="0.0471751216992494" calcext:value-type="float">
            <text:p>0.04717512169924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formula="of:=((1/[.C57])+(1/[.$I$38])-(6/([.C57]*[.$I$38])))^-1" office:value-type="float" office:value="7.43640722869796" calcext:value-type="float">
            <text:p>7.43640722869796</text:p>
          </table:table-cell>
          <table:table-cell/>
          <table:table-cell table:formula="of:=((1/[.E57])+(1/[.$I$38])-(6/([.E57]*[.$I$38])))^-1" office:value-type="float" office:value="7.42920453172719" calcext:value-type="float">
            <text:p>7.42920453172719</text:p>
          </table:table-cell>
          <table:table-cell/>
          <table:table-cell table:formula="of:=((1/[.G57])+(1/[.$I$38])-(6/([.G57]*[.$I$38])))^-1" office:value-type="float" office:value="7.41845867501188" calcext:value-type="float">
            <text:p>7.41845867501188</text:p>
          </table:table-cell>
          <table:table-cell/>
          <table:table-cell table:formula="of:=AVERAGE([.C58:.H58])" office:value-type="float" office:value="7.42802347847901" calcext:value-type="float">
            <text:p>7.42802347847901</text:p>
          </table:table-cell>
          <table:table-cell table:formula="of:=STDEV([.C58:.I58])" office:value-type="float" office:value="0.00737490383832619" calcext:value-type="float">
            <text:p>0.007374903838326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</text:p>
          </table:table-cell>
          <table:table-cell office:value-type="float" office:value="16.5" calcext:value-type="float">
            <text:p>16.5</text:p>
          </table:table-cell>
          <table:table-cell office:value-type="float" office:value="91" calcext:value-type="float">
            <text:p>91</text:p>
          </table:table-cell>
          <table:table-cell office:value-type="float" office:value="16.2" calcext:value-type="float">
            <text:p>16.2</text:p>
          </table:table-cell>
          <table:table-cell office:value-type="float" office:value="81.8" calcext:value-type="float">
            <text:p>81.8</text:p>
          </table:table-cell>
          <table:table-cell office:value-type="float" office:value="16.9" calcext:value-type="float">
            <text:p>16.9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table:formula="of:=[.C60]-[.D61]" office:value-type="float" office:value="9" calcext:value-type="float">
            <text:p>9</text:p>
          </table:table-cell>
          <table:table-cell/>
          <table:table-cell table:formula="of:=[.E60]-[.F61]" office:value-type="float" office:value="9.2" calcext:value-type="float">
            <text:p>9.2</text:p>
          </table:table-cell>
          <table:table-cell/>
          <table:table-cell table:formula="of:=[.G60]-[.H61]"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60]-[.C61]-[.D62]" office:value-type="float" office:value="74.5" calcext:value-type="float">
            <text:p>74.5</text:p>
          </table:table-cell>
          <table:table-cell/>
          <table:table-cell table:formula="of:=[.E60]-[.E61]-[.F62]" office:value-type="float" office:value="65.6" calcext:value-type="float">
            <text:p>65.6</text:p>
          </table:table-cell>
          <table:table-cell/>
          <table:table-cell table:formula="of:=[.G60]-[.G61]-[.H62]" office:value-type="float" office:value="55.6" calcext:value-type="float">
            <text:p>55.6</text:p>
          </table:table-cell>
          <table:table-cell/>
          <table:table-cell office:value-type="string" calcext:value-type="string">
            <text:p>średnia</text:p>
          </table:table-cell>
          <table:table-cell office:value-type="string" calcext:value-type="string">
            <text:p>odchylenie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([.C60]^2-[.C63]^2)/(4*[.C60])" office:value-type="float" office:value="11.124375" calcext:value-type="float">
            <text:p>11.124375</text:p>
          </table:table-cell>
          <table:table-cell/>
          <table:table-cell table:formula="of:=([.E60]^2-[.E63]^2)/(4*[.E60])" office:value-type="float" office:value="10.9275824175824" calcext:value-type="float">
            <text:p>10.9275824175824</text:p>
          </table:table-cell>
          <table:table-cell/>
          <table:table-cell table:formula="of:=([.G60]^2-[.G63]^2)/(4*[.G60])" office:value-type="float" office:value="11.0751219512195" calcext:value-type="float">
            <text:p>11.0751219512195</text:p>
          </table:table-cell>
          <table:table-cell/>
          <table:table-cell table:formula="of:=AVERAGE([.C64:.H64])" office:value-type="float" office:value="11.0423597896006" calcext:value-type="float">
            <text:p>11.0423597896006</text:p>
          </table:table-cell>
          <table:table-cell table:formula="of:=STDEV([.C64:.I64])" office:value-type="float" office:value="0.083613593588208" calcext:value-type="float">
            <text:p>0.083613593588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formula="of:=((1/[.C64])+(1/[.$I$38])-(6/([.C64]*[.$I$38])))^-1" office:value-type="float" office:value="7.32294796937434" calcext:value-type="float">
            <text:p>7.32294796937434</text:p>
          </table:table-cell>
          <table:table-cell/>
          <table:table-cell table:formula="of:=((1/[.E64])+(1/[.$I$38])-(6/([.E64]*[.$I$38])))^-1" office:value-type="float" office:value="7.28905903117743" calcext:value-type="float">
            <text:p>7.28905903117743</text:p>
          </table:table-cell>
          <table:table-cell/>
          <table:table-cell table:formula="of:=((1/[.G64])+(1/[.$I$38])-(6/([.G64]*[.$I$38])))^-1" office:value-type="float" office:value="7.31455000408921" calcext:value-type="float">
            <text:p>7.31455000408921</text:p>
          </table:table-cell>
          <table:table-cell/>
          <table:table-cell table:formula="of:=AVERAGE([.C65:.H65])" office:value-type="float" office:value="7.30885233488033" calcext:value-type="float">
            <text:p>7.30885233488033</text:p>
          </table:table-cell>
          <table:table-cell table:formula="of:=STDEV([.C65:.I65])" office:value-type="float" office:value="0.0144097792913679" calcext:value-type="float">
            <text:p>0.014409779291367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&quot;l \, [cm]&quot;" office:value-type="string" office:string-value="l \, [cm]" calcext:value-type="string">
            <text:p>l \, [cm]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table:formula="of:=&quot;p \, [cm]&quot;" office:value-type="string" office:string-value="p \, [cm]" calcext:value-type="string">
            <text:p>p \, [cm]</text:p>
          </table:table-cell>
          <table:table-cell office:value-type="float" office:value="10.9" calcext:value-type="float">
            <text:p>10.9</text:p>
          </table:table-cell>
          <table:table-cell office:value-type="float" office:value="88.7" calcext:value-type="float">
            <text:p>88.7</text:p>
          </table:table-cell>
          <table:table-cell office:value-type="float" office:value="11.1" calcext:value-type="float">
            <text:p>11.1</text:p>
          </table:table-cell>
          <table:table-cell office:value-type="float" office:value="79.6" calcext:value-type="float">
            <text:p>79.6</text:p>
          </table:table-cell>
          <table:table-cell office:value-type="float" office:value="11.4" calcext:value-type="float">
            <text:p>11.4</text:p>
          </table:table-cell>
          <table:table-cell office:value-type="float" office:value="70.4" calcext:value-type="float">
            <text:p>70.4</text:p>
          </table:table-cell>
          <table:table-cell table:number-columns-repeated="3"/>
        </table:table-row>
        <table:table-row table:style-name="ro1">
          <table:table-cell table:formula="of:=&quot;o \, [cm]&quot;" office:value-type="string" office:string-value="o \, [cm]" calcext:value-type="string">
            <text:p>o \, [cm]</text:p>
          </table:table-cell>
          <table:table-cell/>
          <table:table-cell table:formula="of:=[.B69]-[.C70]" office:value-type="float" office:value="11.3" calcext:value-type="float">
            <text:p>11.3</text:p>
          </table:table-cell>
          <table:table-cell/>
          <table:table-cell table:formula="of:=[.D69]-[.E70]" office:value-type="float" office:value="11.4" calcext:value-type="float">
            <text:p>11.4</text:p>
          </table:table-cell>
          <table:table-cell/>
          <table:table-cell table:formula="of:=[.F69]-[.G70]" office:value-type="float" office:value="11.6" calcext:value-type="float">
            <text:p>11.6</text:p>
          </table:table-cell>
          <table:table-cell table:number-columns-repeated="3"/>
        </table:table-row>
        <table:table-row table:style-name="ro1">
          <table:table-cell table:formula="of:=&quot;e \, [cm]&quot;" office:value-type="string" office:string-value="e \, [cm]" calcext:value-type="string">
            <text:p>e \, [cm]</text:p>
          </table:table-cell>
          <table:table-cell table:formula="of:=[.B69]-[.B70]-[.C71]" office:value-type="float" office:value="77.8" calcext:value-type="float">
            <text:p>77.8</text:p>
          </table:table-cell>
          <table:table-cell/>
          <table:table-cell table:formula="of:=[.D69]-[.D70]-[.E71]" office:value-type="float" office:value="68.5" calcext:value-type="float">
            <text:p>68.5</text:p>
          </table:table-cell>
          <table:table-cell/>
          <table:table-cell table:formula="of:=[.F69]-[.F70]-[.G71]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&quot;f \, [cm]&quot;" office:value-type="string" office:string-value="f \, [cm]" calcext:value-type="string">
            <text:p>f \, [cm]</text:p>
          </table:table-cell>
          <table:table-cell table:formula="of:=([.B69]^2-[.B72]^2)/(4*[.B69])" office:value-type="float" office:value="9.8679" calcext:value-type="float">
            <text:p>9.8679</text:p>
          </table:table-cell>
          <table:table-cell/>
          <table:table-cell table:formula="of:=([.D69]^2-[.D72]^2)/(4*[.D69])" office:value-type="float" office:value="9.8592032967033" calcext:value-type="float">
            <text:p>9.8592032967033</text:p>
          </table:table-cell>
          <table:table-cell/>
          <table:table-cell table:formula="of:=([.F69]^2-[.F72]^2)/(4*[.F69])" office:value-type="float" office:value="9.88719512195122" calcext:value-type="float">
            <text:p>9.887195121951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5:40:21.547530886</meta:creation-date>
    <dc:date>2025-01-20T17:35:35.719180696</dc:date>
    <meta:editing-duration>PT24M54S</meta:editing-duration>
    <meta:editing-cycles>1</meta:editing-cycles>
    <meta:document-statistic meta:table-count="1" meta:cell-count="370" meta:object-count="0"/>
    <meta:generator>LibreOffice/24.8.4.2$Linux_X86_64 LibreOffice_project/bb3cfa12c7b1bf994ecc5649a80400d06cd71002</meta:generator>
  </office:meta>
</office:document-meta>
</file>